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85d7"/>
    </style:style>
    <style:style style:name="P2" style:family="paragraph" style:parent-style-name="Standard">
      <style:paragraph-properties fo:text-align="start" style:justify-single-word="false"/>
      <style:text-properties officeooo:paragraph-rsid="001c85d7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85d7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85d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a1cb"/>
    </style:style>
    <style:style style:name="T3" style:family="text">
      <style:text-properties officeooo:rsid="001ea1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1482390671152374190" text:style-name="L1">
        <text:list-item>
          <text:p text:style-name="P4">The planet Jupiter orbits around the sun.</text:p>
          <text:list>
            <text:list-item>
              <text:p text:style-name="P4">What is Jupiter's orbital velocity?</text:p>
            </text:list-item>
          </text:list>
        </text:list-item>
      </text:list>
      <text:p text:style-name="P2"/>
      <text:p text:style-name="P2"/>
      <text:p text:style-name="P2"/>
      <text:list xml:id="list73727556658865" text:continue-numbering="true" text:style-name="L1">
        <text:list-item>
          <text:list>
            <text:list-item>
              <text:p text:style-name="P4">What is the circumference of Jupiter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73729075069155" text:continue-numbering="true" text:style-name="L1">
        <text:list-item>
          <text:list>
            <text:list-item>
              <text:p text:style-name="P4">How long (in days) does it take Jupiter to orbit the sun?</text:p>
            </text:list-item>
          </text:list>
        </text:list-item>
      </text:list>
      <text:p text:style-name="P2"/>
      <text:p text:style-name="P2"/>
      <text:p text:style-name="P2"/>
      <text:list xml:id="list73729014626265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728516613567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73728662767421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73727879699078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29356556787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 <text:s/><text:span text:style-name="T3">(The radius of the earth is </text:span>6.371 <text:span text:style-name="T3">x 10</text:span><text:span text:style-name="T2">6</text:span><text:span text:style-name="T3"> m.) <text:s/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728999510399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2-26T07:37:27.179906372" text:date-adjust="PT24H00M00S">02/27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3068576</meta:creation-date>
    <meta:editing-duration>PT5M29S</meta:editing-duration>
    <meta:editing-cycles>5</meta:editing-cycles>
    <meta:generator>LibreOffice/5.2.7.2$Linux_X86_64 LibreOffice_project/20$Build-2</meta:generator>
    <dc:date>2019-02-26T07:35:46.206140678</dc:date>
    <meta:document-statistic meta:table-count="1" meta:image-count="2" meta:object-count="0" meta:page-count="2" meta:paragraph-count="47" meta:word-count="360" meta:character-count="1878" meta:non-whitespace-character-count="1523"/>
  </office:meta>
</office:document-meta>
</file>